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etnamese Style mussels</text:p>
      <text:p text:style-name="Standard"/>
      <text:p text:style-name="Standard"/>
      <text:p text:style-name="P2">Make fried shallots and garlic (the seasonings can be changed to whatever you want)</text:p>
      <text:p text:style-name="Standard">2 tbps all purpose flour</text:p>
      <text:p text:style-name="Standard">½ tsp salt</text:p>
      <text:p text:style-name="Standard">fenugreek</text:p>
      <text:p text:style-name="Standard">1 shallot, sliced</text:p>
      <text:p text:style-name="Standard">5 garlic cloves, sliced</text:p>
      <text:p text:style-name="Standard">&gt; Mix the shallot and garlic in the flour and then fry.</text:p>
      <text:p text:style-name="Standard"/>
      <text:p text:style-name="P2">Cook the mussels</text:p>
      <text:p text:style-name="Standard">Chicken stock</text:p>
      <text:p text:style-name="Standard">mussels</text:p>
      <text:p text:style-name="Standard">&gt; Boil the mussels in the chicken stock</text:p>
      <text:p text:style-name="Standard">&gt; After cooked, separate the mussels from the stock. Then reduce the stock to desired consistency.</text:p>
      <text:p text:style-name="Standard"/>
      <text:p text:style-name="P2">Quickly fry some things</text:p>
      <text:p text:style-name="Standard">Sliced onions</text:p>
      <text:p text:style-name="Standard">red chilis</text:p>
      <text:p text:style-name="Standard">tumeric</text:p>
      <text:p text:style-name="Standard">garlic powder</text:p>
      <text:p text:style-name="Standard">paprika</text:p>
      <text:p text:style-name="Standard">ginger</text:p>
      <text:p text:style-name="Standard">garlic cloves, crushed</text:p>
      <text:p text:style-name="Standard">&gt; After this is cooked, add the following sauce.</text:p>
      <text:p text:style-name="P2">In a small bowl, mix sauce</text:p>
      <text:p text:style-name="Standard">1 1/b tbsp oyster sauce</text:p>
      <text:p text:style-name="Standard">1 tbsp brown sugar</text:p>
      <text:p text:style-name="Standard">2 tsp fish sauce</text:p>
      <text:p text:style-name="Standard">1 tsp corn flour</text:p>
      <text:p text:style-name="P2">And add the reduced stock</text:p>
      <text:p text:style-name="P2"/>
      <text:p text:style-name="P2">In a baking tray, add the mussels and top it off with everything. Then broil it for a 1 minu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18T08:06:01.71</meta:creation-date>
    <dc:date>2021-05-01T16:23:53.36</dc:date>
    <meta:editing-duration>PT38M3S</meta:editing-duration>
    <meta:editing-cycles>29</meta:editing-cycles>
    <meta:generator>OpenOffice/4.1.9$Win32 OpenOffice.org_project/419m1$Build-9805</meta:generator>
    <meta:document-statistic meta:table-count="0" meta:image-count="0" meta:object-count="0" meta:page-count="1" meta:paragraph-count="29" meta:word-count="148" meta:character-count="786"/>
  </office:meta>
</office:document-meta>
</file>